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c84" officeooo:paragraph-rsid="0014ac84"/>
    </style:style>
    <style:style style:name="P2" style:family="paragraph" style:parent-style-name="Standard">
      <style:text-properties officeooo:rsid="00168e3f" officeooo:paragraph-rsid="00168e3f"/>
    </style:style>
    <style:style style:name="P3" style:family="paragraph" style:parent-style-name="Standard">
      <style:text-properties officeooo:rsid="001806ed" officeooo:paragraph-rsid="001806ed"/>
    </style:style>
    <style:style style:name="P4" style:family="paragraph" style:parent-style-name="Standard">
      <style:text-properties officeooo:rsid="001806ed" officeooo:paragraph-rsid="001806ed"/>
    </style:style>
    <style:style style:name="P5" style:family="paragraph" style:parent-style-name="Standard">
      <style:text-properties officeooo:rsid="0018d69c" officeooo:paragraph-rsid="0018d69c"/>
    </style:style>
    <style:style style:name="P6" style:family="paragraph" style:parent-style-name="Standard">
      <style:text-properties officeooo:rsid="0019446b" officeooo:paragraph-rsid="0019446b"/>
    </style:style>
    <style:style style:name="P7" style:family="paragraph" style:parent-style-name="Standard">
      <style:text-properties officeooo:rsid="0019f0aa" officeooo:paragraph-rsid="0019f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t systemcall:</text:p>
      <text:p text:style-name="P1"><text:a xlink:type="simple" xlink:href="https://www.kernel.org/doc/html/v4.14/process/adding-syscalls.html">https://www.kernel.org/doc/html/v4.14/process/adding-syscalls.html</text:a></text:p>
      <text:p text:style-name="P2"><text:a xlink:type="simple" xlink:href="https://arvindsraj.wordpress.com/2012/10/05/adding-hello-world-system-call-to-linux/">https://arvindsraj.wordpress.com/2012/10/05/adding-hello-world-system-call-to-linux/</text:a></text:p>
      <text:p text:style-name="P3"><text:a xlink:type="simple" xlink:href="https://www.cse.wustl.edu/~cdgill/courses/cse422/studios/03_syscalls.html">https://www.cse.wustl.edu/~cdgill/courses/cse422/studios/03_syscalls.html</text:a></text:p>
      <text:p text:style-name="P3"/>
      <text:p text:style-name="P3"/>
      <text:p text:style-name="P3"/>
      <text:p text:style-name="P5"><text:s/>_syscallX(type,name,type1,arg1,type2,arg2,...)</text:p>
      <text:p text:style-name="P5">__syscall(-NR,sys_);</text:p>
      <text:p text:style-name="P5"/>
      <text:p text:style-name="P5"/>
      <text:p text:style-name="P6"><text:a xlink:type="simple" xlink:href="https://www.google.com/searchclient=ubuntu&amp;channel=fs&amp;ei=4qHyW6HFFcLp9QP76IDwCg&amp;q=s">https://www.google.com/searchclient=ubuntu&amp;channel=fs&amp;ei=4qHyW6HFFcLp9QP76IDwCg&amp;q=s</text:a></text:p>
      <text:p text:style-name="P6"/>
      <text:p text:style-name="P6"/>
      <text:p text:style-name="P6"/>
      <text:p text:style-name="P6"/>
      <text:p text:style-name="P7"/>
      <text:p text:style-name="P7"/>
      <text:p text:style-name="P7"><text:a xlink:type="simple" xlink:href="https://developer.ibm.com/tutorials/l-system-calls/">https://developer.ibm.com/tutorials/l-system-calls/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3:51:05.384523195</meta:creation-date>
    <dc:date>2018-11-19T18:22:54.567814742</dc:date>
    <meta:editing-duration>PT3H38M3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9" meta:character-count="443" meta:non-whitespace-character-count="440"/>
  </office:meta>
</office:document-meta>
</file>